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D2751423537CE12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41cm, 7.524cm, 14.429cm, 7.10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17cm" svg:height="22.738cm" svg:x="0.992cm" svg:y="3.091cm">
          <draw:image xlink:href="Pictures/10000000000005E8000007E0D2751423537CE12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2-24T11:04:32.257887291</dc:date>
    <meta:editing-duration>PT3M35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